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4pt" officeooo:rsid="0010593e" officeooo:paragraph-rsid="0004710d" style:font-size-asian="14pt" style:font-size-complex="14pt"/>
    </style:style>
    <style:style style:name="P2" style:family="paragraph" style:parent-style-name="Standard">
      <style:text-properties style:font-name="Times New Roman" fo:font-size="14pt" officeooo:rsid="000c8956" officeooo:paragraph-rsid="000c8956" style:font-size-asian="12.25pt" style:font-size-complex="14pt"/>
    </style:style>
    <style:style style:name="P3" style:family="paragraph" style:parent-style-name="Standard">
      <style:paragraph-properties fo:line-height="150%" fo:text-align="justify" style:justify-single-word="false"/>
      <style:text-properties style:font-name="Times New Roman" officeooo:paragraph-rsid="000ecf6f"/>
    </style:style>
    <style:style style:name="P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ab-stops>
          <style:tab-stop style:position="0.751cm"/>
          <style:tab-stop style:position="2cm"/>
        </style:tab-stops>
      </style:paragraph-properties>
      <style:text-properties style:font-name="Times New Roman1" fo:font-size="16pt" fo:language="ru" fo:country="RU" fo:font-weight="bold" officeooo:paragraph-rsid="0004710d" style:font-size-asian="16pt" style:language-asian="en" style:country-asian="US" style:font-weight-asian="bold" style:font-name-complex="Times New Roman2" style:font-size-complex="16pt" style:language-complex="ar" style:country-complex="SA"/>
    </style:style>
    <style:style style:name="P5"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writing-mode="lr-tb">
        <style:tab-stops>
          <style:tab-stop style:position="0.751cm"/>
          <style:tab-stop style:position="2cm"/>
        </style:tab-stops>
      </style:paragraph-properties>
      <style:text-properties style:font-name="Times New Roman1" fo:font-size="16pt" fo:language="ru" fo:country="RU" fo:font-weight="normal" officeooo:rsid="00105b6f" officeooo:paragraph-rsid="0004710d" style:font-size-asian="16pt" style:language-asian="en" style:country-asian="US" style:font-weight-asian="normal" style:font-name-complex="Times New Roman2" style:font-size-complex="16pt" style:language-complex="ar" style:country-complex="SA" style:font-weight-complex="normal" fo:hyphenate="false" fo:hyphenation-remain-char-count="2" fo:hyphenation-push-char-count="2"/>
    </style:style>
    <style:style style:name="P6"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writing-mode="lr-tb">
        <style:tab-stops>
          <style:tab-stop style:position="0.751cm"/>
          <style:tab-stop style:position="2cm"/>
        </style:tab-stops>
      </style:paragraph-properties>
      <style:text-properties fo:font-size="16pt" officeooo:rsid="00105b6f" officeooo:paragraph-rsid="0004710d" style:font-size-asian="16pt" style:font-size-complex="16pt" fo:hyphenate="false" fo:hyphenation-remain-char-count="2" fo:hyphenation-push-char-count="2"/>
    </style:style>
    <style:style style:name="P7" style:family="paragraph" style:parent-style-name="Standard">
      <style:paragraph-properties fo:margin-left="0cm" fo:margin-right="0cm" fo:margin-top="0cm" fo:margin-bottom="0cm" loext:contextual-spacing="false" fo:line-height="100%" fo:text-align="justify" style:justify-single-word="false" fo:hyphenation-ladder-count="no-limit" fo:text-indent="0cm" style:auto-text-indent="false" style:writing-mode="lr-tb">
        <style:tab-stops>
          <style:tab-stop style:position="0.751cm"/>
          <style:tab-stop style:position="2cm"/>
        </style:tab-stops>
      </style:paragraph-properties>
      <style:text-properties fo:color="#000000" style:font-name="Times New Roman1" fo:font-size="16pt" fo:language="ru" fo:country="RU" officeooo:rsid="00193a35" officeooo:paragraph-rsid="0004710d" style:font-name-asian="Times New Roman2" style:font-size-asian="16pt" style:language-asian="en" style:country-asian="US" style:font-name-complex="Times New Roman2" style:font-size-complex="16pt" style:language-complex="ar" style:country-complex="SA" fo:hyphenate="fals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cm" style:auto-text-indent="false" style:writing-mode="lr-tb">
        <style:tab-stops>
          <style:tab-stop style:position="0.751cm"/>
          <style:tab-stop style:position="2cm"/>
        </style:tab-stops>
      </style:paragraph-properties>
      <style:text-properties style:font-name="Times New Roman1" fo:font-size="16pt" fo:language="ru" fo:country="RU" fo:font-weight="normal" officeooo:rsid="00105b6f" officeooo:paragraph-rsid="0004710d" style:font-size-asian="16pt" style:language-asian="en" style:country-asian="US" style:font-weight-asian="normal" style:font-name-complex="Times New Roman2" style:font-size-complex="16pt" style:language-complex="ar" style:country-complex="SA" style:font-weight-complex="normal" fo:hyphenate="false" fo:hyphenation-remain-char-count="2" fo:hyphenation-push-char-count="2"/>
    </style:style>
    <style:style style:name="P9" style:family="paragraph" style:parent-style-name="Standard">
      <loext:graphic-properties draw:fill="solid" draw:fill-color="#ffffff"/>
      <style:paragraph-properties fo:margin-top="0.009cm" fo:margin-bottom="0.282cm" loext:contextual-spacing="false" fo:line-height="150%" fo:text-align="center" style:justify-single-word="false" fo:background-color="#ffffff"/>
      <style:text-properties fo:font-size="20pt" fo:font-weight="bold" officeooo:rsid="0019de32" officeooo:paragraph-rsid="0004710d" style:font-size-asian="20pt" style:font-weight-asian="bold" style:font-size-complex="20pt"/>
    </style:style>
    <style:style style:name="P10" style:family="paragraph" style:parent-style-name="Standard">
      <loext:graphic-properties draw:fill="solid" draw:fill-color="#ffffff"/>
      <style:paragraph-properties fo:margin-top="0.009cm" fo:margin-bottom="0.282cm" loext:contextual-spacing="false" fo:line-height="150%" fo:text-align="center" style:justify-single-word="false" fo:background-color="#ffffff"/>
      <style:text-properties fo:font-size="20pt" fo:font-weight="bold" officeooo:rsid="0005e099" officeooo:paragraph-rsid="0004710d" style:font-size-asian="20pt" style:font-weight-asian="bold" style:font-size-complex="20pt"/>
    </style:style>
    <style:style style:name="P11" style:family="paragraph" style:parent-style-name="Standard">
      <loext:graphic-properties draw:fill="solid" draw:fill-color="#ffffff"/>
      <style:paragraph-properties fo:margin-top="0.009cm" fo:margin-bottom="0.282cm" loext:contextual-spacing="false" fo:line-height="150%" fo:text-align="center" style:justify-single-word="false" fo:background-color="#ffffff"/>
      <style:text-properties style:font-name="Times New Roman" fo:font-size="20pt" fo:font-weight="bold" officeooo:rsid="000d9fe5" officeooo:paragraph-rsid="0004710d" style:font-size-asian="20pt" style:font-weight-asian="bold" style:font-size-complex="20pt"/>
    </style:style>
    <style:style style:name="P12" style:family="paragraph" style:parent-style-name="Standard">
      <loext:graphic-properties draw:fill="solid" draw:fill-color="#ffffff"/>
      <style:paragraph-properties fo:margin-top="0.009cm" fo:margin-bottom="0.282cm" loext:contextual-spacing="false" fo:line-height="150%" fo:text-align="center" style:justify-single-word="false" fo:background-color="#ffffff"/>
      <style:text-properties style:font-name="Times New Roman" fo:font-size="20pt" officeooo:paragraph-rsid="0004710d" style:font-size-asian="20pt" style:font-size-complex="20pt"/>
    </style:style>
    <style:style style:name="P13" style:family="paragraph" style:parent-style-name="Standard">
      <style:paragraph-properties fo:margin-left="6.253cm" fo:margin-right="0cm" fo:margin-top="0cm" fo:margin-bottom="0cm" loext:contextual-spacing="false" fo:line-height="150%" fo:text-align="justify" style:justify-single-word="false" fo:hyphenation-ladder-count="no-limit" fo:text-indent="0cm" style:auto-text-indent="false" style:writing-mode="lr-tb">
        <style:tab-stops>
          <style:tab-stop style:position="0.751cm"/>
          <style:tab-stop style:position="2cm"/>
        </style:tab-stops>
      </style:paragraph-properties>
      <style:text-properties style:font-name="Times New Roman1" fo:font-size="16pt" fo:language="ru" fo:country="RU" officeooo:rsid="00105b6f" officeooo:paragraph-rsid="0004710d" style:font-size-asian="16pt" style:language-asian="en" style:country-asian="US" style:font-name-complex="Times New Roman2" style:font-size-complex="16pt" style:language-complex="ar" style:country-complex="SA" fo:hyphenate="false" fo:hyphenation-remain-char-count="2" fo:hyphenation-push-char-count="2"/>
    </style:style>
    <style:style style:name="P14" style:family="paragraph" style:parent-style-name="Standard">
      <style:paragraph-properties fo:margin-left="6.253cm" fo:margin-right="0cm" fo:margin-top="0cm" fo:margin-bottom="0cm" loext:contextual-spacing="false" fo:line-height="150%" fo:text-align="justify" style:justify-single-word="false" fo:hyphenation-ladder-count="no-limit" fo:text-indent="0cm" style:auto-text-indent="false" style:writing-mode="lr-tb">
        <style:tab-stops>
          <style:tab-stop style:position="0.751cm"/>
          <style:tab-stop style:position="2cm"/>
        </style:tab-stops>
      </style:paragraph-properties>
      <style:text-properties style:font-name="Times New Roman1" fo:font-size="16pt" fo:language="ru" fo:country="RU" officeooo:rsid="0009f7e3" officeooo:paragraph-rsid="0004710d" style:font-size-asian="16pt" style:language-asian="en" style:country-asian="US" style:font-name-complex="Times New Roman2" style:font-size-complex="16pt" style:language-complex="ar" style:country-complex="SA" fo:hyphenate="false" fo:hyphenation-remain-char-count="2" fo:hyphenation-push-char-count="2"/>
    </style:style>
    <style:style style:name="P15" style:family="paragraph" style:parent-style-name="Standard">
      <loext:graphic-properties draw:fill="solid" draw:fill-color="#ffffff"/>
      <style:paragraph-properties fo:margin-left="6.253cm" fo:margin-right="0cm" fo:margin-top="0cm" fo:margin-bottom="0cm" loext:contextual-spacing="false" fo:line-height="150%" fo:text-align="justify" style:justify-single-word="false" fo:hyphenation-ladder-count="no-limit" fo:text-indent="0cm" style:auto-text-indent="false" fo:background-color="#ffffff" style:writing-mode="lr-tb">
        <style:tab-stops>
          <style:tab-stop style:position="0.751cm"/>
          <style:tab-stop style:position="2cm"/>
        </style:tab-stops>
      </style:paragraph-properties>
      <style:text-properties style:font-name="Times New Roman1" fo:font-size="16pt" fo:language="ru" fo:country="RU" officeooo:rsid="00374d17" officeooo:paragraph-rsid="0004710d" style:font-size-asian="16pt" style:language-asian="en" style:country-asian="US" style:font-name-complex="Times New Roman2" style:font-size-complex="16pt" style:language-complex="ar" style:country-complex="SA" fo:hyphenate="false" fo:hyphenation-remain-char-count="2" fo:hyphenation-push-char-count="2"/>
    </style:style>
    <style:style style:name="P16" style:family="paragraph" style:parent-style-name="Standard">
      <loext:graphic-properties draw:fill="solid" draw:fill-color="#ffffff"/>
      <style:paragraph-properties fo:margin-left="6.253cm" fo:margin-right="0cm" fo:margin-top="0cm" fo:margin-bottom="0cm" loext:contextual-spacing="false" fo:line-height="150%" fo:text-align="justify" style:justify-single-word="false" fo:hyphenation-ladder-count="no-limit" fo:text-indent="0cm" style:auto-text-indent="false" fo:background-color="#ffffff" style:writing-mode="lr-tb">
        <style:tab-stops>
          <style:tab-stop style:position="0.751cm"/>
          <style:tab-stop style:position="2cm"/>
        </style:tab-stops>
      </style:paragraph-properties>
      <style:text-properties style:font-name="Times New Roman1" fo:font-size="14pt" officeooo:paragraph-rsid="0004710d" style:font-size-asian="14pt" style:font-name-complex="Times New Roman2" style:font-size-complex="14pt" fo:hyphenate="false" fo:hyphenation-remain-char-count="2" fo:hyphenation-push-char-count="2"/>
    </style:style>
    <style:style style:name="P17" style:family="paragraph" style:parent-style-name="Text_20_body">
      <style:paragraph-properties fo:line-height="150%" fo:text-align="justify" style:justify-single-word="false"/>
      <style:text-properties officeooo:paragraph-rsid="0004710d"/>
    </style:style>
    <style:style style:name="P18" style:family="paragraph" style:parent-style-name="Text_20_body">
      <style:paragraph-properties fo:line-height="150%"/>
      <style:text-properties officeooo:paragraph-rsid="0004710d"/>
    </style:style>
    <style:style style:name="P19" style:family="paragraph" style:parent-style-name="Text_20_body">
      <style:text-properties officeooo:paragraph-rsid="0004710d"/>
    </style:style>
    <style:style style:name="P20" style:family="paragraph" style:parent-style-name="Text_20_body">
      <style:paragraph-properties fo:line-height="100%"/>
      <style:text-properties officeooo:paragraph-rsid="0004710d"/>
    </style:style>
    <style:style style:name="P21" style:family="paragraph" style:parent-style-name="Text_20_body">
      <style:paragraph-properties fo:line-height="150%" fo:text-align="justify" style:justify-single-word="false"/>
      <style:text-properties style:font-name="Times New Roman" officeooo:paragraph-rsid="000563ef"/>
    </style:style>
    <style:style style:name="P22" style:family="paragraph" style:parent-style-name="Text_20_body">
      <style:paragraph-properties fo:line-height="150%" fo:text-align="justify" style:justify-single-word="false"/>
      <style:text-properties style:font-name="Times New Roman" officeooo:rsid="000563ef" officeooo:paragraph-rsid="000563ef"/>
    </style:style>
    <style:style style:name="P23" style:family="paragraph" style:parent-style-name="Text_20_body">
      <style:paragraph-properties fo:line-height="150%"/>
      <style:text-properties style:font-name="Times New Roman" fo:font-size="14pt" officeooo:rsid="0010593e" officeooo:paragraph-rsid="0004710d" style:font-size-asian="14pt" style:font-size-complex="14pt"/>
    </style:style>
    <style:style style:name="P24" style:family="paragraph" style:parent-style-name="Text_20_body">
      <style:paragraph-properties fo:line-height="150%" fo:text-align="justify" style:justify-single-word="false"/>
      <style:text-properties style:font-name="Times New Roman" fo:font-size="14pt" officeooo:rsid="0010593e" officeooo:paragraph-rsid="0004710d" style:font-size-asian="14pt" style:font-size-complex="14pt"/>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Standard" style:master-page-name="First_20_Page">
      <style:paragraph-properties fo:margin-left="0cm" fo:margin-right="0cm" fo:margin-top="0cm" fo:margin-bottom="0cm" loext:contextual-spacing="false" fo:line-height="150%" fo:text-align="center" style:justify-single-word="false" fo:text-indent="0cm" style:auto-text-indent="false" style:page-number="auto" style:writing-mode="lr-tb">
        <style:tab-stops>
          <style:tab-stop style:position="0.751cm"/>
          <style:tab-stop style:position="2cm"/>
        </style:tab-stops>
      </style:paragraph-properties>
      <style:text-properties style:font-name="Times New Roman1" fo:font-size="16pt" fo:language="ru" fo:country="RU" officeooo:paragraph-rsid="0004710d" style:font-size-asian="16pt" style:language-asian="en" style:country-asian="US" style:font-name-complex="Times New Roman2" style:font-size-complex="16pt" style:language-complex="ar" style:country-complex="SA"/>
    </style:style>
    <style:style style:name="P27" style:family="paragraph" style:parent-style-name="Text_20_body" style:list-style-name="L1">
      <style:paragraph-properties fo:line-height="150%" fo:text-align="justify" style:justify-single-word="false"/>
      <style:text-properties style:font-name="Times New Roman" fo:font-size="14pt" fo:font-weight="normal" officeooo:rsid="000563ef" officeooo:paragraph-rsid="000563ef" style:font-size-asian="14pt" style:font-weight-asian="normal" style:font-size-complex="14pt" style:font-weight-complex="normal"/>
    </style:style>
    <style:style style:name="P28" style:family="paragraph" style:parent-style-name="Text_20_body">
      <style:paragraph-properties fo:line-height="150%" fo:text-align="justify" style:justify-single-word="false"/>
      <style:text-properties style:font-name="Times New Roman1" fo:font-size="14pt" officeooo:rsid="001b4039" officeooo:paragraph-rsid="0004710d" style:font-size-asian="14pt" style:font-name-complex="Times New Roman2" style:font-size-complex="14pt"/>
    </style:style>
    <style:style style:name="P29" style:family="paragraph" style:parent-style-name="Heading_20_1">
      <style:text-properties officeooo:paragraph-rsid="0004710d"/>
    </style:style>
    <style:style style:name="P30" style:family="paragraph" style:parent-style-name="Heading_20_1">
      <style:paragraph-properties fo:line-height="150%"/>
      <style:text-properties officeooo:paragraph-rsid="0004710d"/>
    </style:style>
    <style:style style:name="P31" style:family="paragraph" style:parent-style-name="Heading_20_1">
      <style:paragraph-properties fo:line-height="150%"/>
      <style:text-properties officeooo:rsid="000ef72e" officeooo:paragraph-rsid="0004710d"/>
    </style:style>
    <style:style style:name="P32" style:family="paragraph" style:parent-style-name="Heading_20_1">
      <style:paragraph-properties fo:line-height="150%"/>
      <style:text-properties style:font-name="Times New Roman" officeooo:rsid="000ef72e" officeooo:paragraph-rsid="0004710d"/>
    </style:style>
    <style:style style:name="P33" style:family="paragraph" style:parent-style-name="Heading_20_1">
      <style:text-properties officeooo:rsid="000c8956" officeooo:paragraph-rsid="000c8956"/>
    </style:style>
    <style:style style:name="T1" style:family="text">
      <style:text-properties style:font-name="Times New Roman1" fo:language="ru" fo:country="RU" style:language-asian="en" style:country-asian="US" style:font-name-complex="Times New Roman2" style:language-complex="ar" style:country-complex="SA"/>
    </style:style>
    <style:style style:name="T2" style:family="text">
      <style:text-properties style:font-name="Times New Roman1" fo:language="ru" fo:country="RU" officeooo:rsid="0009f7e3" style:language-asian="en" style:country-asian="US" style:font-name-complex="Times New Roman2" style:language-complex="ar" style:country-complex="SA"/>
    </style:style>
    <style:style style:name="T3" style:family="text">
      <style:text-properties style:font-name="Times New Roman1" fo:language="ru" fo:country="RU" officeooo:rsid="000fb861" style:language-asian="en" style:country-asian="US" style:font-name-complex="Times New Roman2" style:language-complex="ar" style:country-complex="SA"/>
    </style:style>
    <style:style style:name="T4" style:family="text">
      <style:text-properties style:font-name="Times New Roman1" fo:language="ru" fo:country="RU" officeooo:rsid="00118bb6" style:language-asian="en" style:country-asian="US" style:font-name-complex="Times New Roman2" style:language-complex="ar" style:country-complex="SA"/>
    </style:style>
    <style:style style:name="T5" style:family="text">
      <style:text-properties officeooo:rsid="0009f7e3"/>
    </style:style>
    <style:style style:name="T6" style:family="text">
      <style:text-properties fo:font-weight="bold" officeooo:rsid="0005e099" style:font-weight-asian="bold"/>
    </style:style>
    <style:style style:name="T7" style:family="text">
      <style:text-properties fo:font-weight="bold" officeooo:rsid="000d9fe5" style:font-weight-asian="bold"/>
    </style:style>
    <style:style style:name="T8" style:family="text">
      <style:text-properties officeooo:rsid="000860bf"/>
    </style:style>
    <style:style style:name="T9" style:family="text">
      <style:text-properties officeooo:rsid="000ef72e"/>
    </style:style>
    <style:style style:name="T10" style:family="text">
      <style:text-properties officeooo:rsid="00157b56"/>
    </style:style>
    <style:style style:name="T11" style:family="text">
      <style:text-properties officeooo:rsid="0004710d"/>
    </style:style>
    <style:style style:name="T12" style:family="text">
      <style:text-properties fo:color="#000000" officeooo:rsid="0004710d" style:font-name-asian="Times New Roman2" style:language-asian="ru" style:country-asian="RU" style:font-name-complex="Times New Roman2"/>
    </style:style>
    <style:style style:name="T13" style:family="text">
      <style:text-properties fo:font-size="14pt" style:font-size-asian="14pt" style:font-size-complex="14pt"/>
    </style:style>
    <style:style style:name="T14" style:family="text">
      <style:text-properties fo:font-size="14pt" officeooo:rsid="00068025" style:font-size-asian="14pt" style:font-size-complex="14pt"/>
    </style:style>
    <style:style style:name="T15" style:family="text">
      <style:text-properties fo:font-size="14pt" officeooo:rsid="0009244b" style:font-size-asian="14pt" style:font-size-complex="14pt"/>
    </style:style>
    <style:style style:name="T16" style:family="text">
      <style:text-properties fo:font-size="14pt" style:font-size-asian="14pt" style:font-name-complex="Times New Roman2" style:font-size-complex="14pt"/>
    </style:style>
    <style:style style:name="T17" style:family="text">
      <style:text-properties fo:font-size="14pt" officeooo:rsid="000ecf6f" style:font-size-asian="14pt" style:font-name-complex="Times New Roman2" style:font-size-complex="14pt"/>
    </style:style>
    <style:style style:name="T18" style:family="text">
      <style:text-properties fo:font-size="14pt" fo:font-weight="bold" officeooo:rsid="000563ef" style:font-size-asian="14pt" style:font-weight-asian="bold" style:font-size-complex="14pt" style:font-weight-complex="bold"/>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size="14pt" fo:font-weight="normal" officeooo:rsid="0004710d" style:font-size-asian="14pt" style:font-weight-asian="normal" style:font-size-complex="14pt" style:font-weight-complex="normal"/>
    </style:style>
    <style:style style:name="T21" style:family="text">
      <style:text-properties fo:font-size="14pt" fo:font-weight="normal" officeooo:rsid="000563ef" style:font-size-asian="14pt" style:font-weight-asian="normal" style:font-size-complex="14pt" style:font-weight-complex="normal"/>
    </style:style>
    <style:style style:name="T22" style:family="text">
      <style:text-properties style:font-name="Times New Roman" fo:font-size="14pt" fo:font-weight="normal" style:font-size-asian="14pt" style:font-weight-asian="normal" style:font-size-complex="14pt" style:font-weight-complex="normal"/>
    </style:style>
    <style:style style:name="T23" style:family="text">
      <style:text-properties style:font-name="Times New Roman" fo:font-size="14pt" fo:font-weight="bold" style:font-size-asian="14pt" style:font-weight-asian="bold" style:font-size-complex="14pt" style:font-weight-complex="bold"/>
    </style:style>
    <style:style style:name="T24" style:family="text">
      <style:text-properties style:font-name="Times New Roman" fo:font-size="14pt" fo:font-weight="bold" officeooo:rsid="0004710d" style:font-size-asian="14pt" style:font-weight-asian="bold" style:font-size-complex="14pt" style:font-weight-complex="bold"/>
    </style:style>
    <style:style style:name="T25" style:family="text">
      <style:text-properties fo:language="en" fo:country="US" fo:font-weight="normal" style:font-weight-asian="normal" style:font-name-complex="Times New Roman2" style:font-weight-complex="normal"/>
    </style:style>
    <style:style style:name="T26" style:family="text">
      <style:text-properties officeooo:rsid="000d837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ФЕДЕРАЛЬНОЕ ГОСУДАРСТВЕННОЕ БЮДЖЕТНОЕ ОБРАЗОВАТЕЛЬНОЕ УЧРЕЖДЕНИЕ ВЫСШЕГО ОБРАЗОВАНИЯ "МОСКОВСКИЙ АВИАЦИОННЫЙ ИНСТИТУТ (НАЦИОНАЛЬНЫЙ ИССЛЕДОВАТЕЛЬСКИЙ УНИВЕРСИТЕТ)"</text:p>
      <text:p text:style-name="P4"/>
      <text:p text:style-name="P5"><text:span text:style-name="T5">Ф</text:span>акультет: «Информационные технологии и прикладная математика»</text:p>
      <text:p text:style-name="P8">Кафедра: 806 «Вычислительная математика и программирование»</text:p>
      <text:p text:style-name="P9"/>
      <text:p text:style-name="P11">Лабороторная работа № <text:span text:style-name="T11">3</text:span> по курсу </text:p>
      <text:p text:style-name="P12"><text:span text:style-name="T6">по курсу «</text:span><text:span text:style-name="T7">Операционные системы</text:span><text:span text:style-name="T6">»</text:span></text:p>
      <text:p text:style-name="P10"/>
      <text:p text:style-name="P10"/>
      <text:p text:style-name="P6"><text:span text:style-name="T2"><text:tab/><text:tab/><text:tab/><text:tab/><text:tab/><text:tab/>Г</text:span><text:span text:style-name="T1">руппа: M8o-</text:span><text:span text:style-name="T3">2</text:span><text:span text:style-name="T1">07Б-</text:span><text:span text:style-name="T4">18</text:span></text:p>
      <text:p text:style-name="P13">Студент:</text:p>
      <text:p text:style-name="P14">Токарев Никита Станиславович</text:p>
      <text:p text:style-name="P13">Преподаватель:</text:p>
      <text:p text:style-name="P7"><text:tab/><text:tab/><text:tab/><text:tab/><text:tab/><text:tab/>Миронов Евгений Сергеевич</text:p>
      <text:p text:style-name="P13">Оценка:</text:p>
      <text:p text:style-name="P13">Дата:</text:p>
      <text:p text:style-name="P15">Москва,201<text:span text:style-name="T8">9</text:span></text:p>
      <text:p text:style-name="P15"/>
      <text:p text:style-name="P15"/>
      <text:p text:style-name="P16"/>
      <text:h text:style-name="P29" text:outline-level="1"><text:soft-page-break/></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5"><text:a xlink:type="simple" xlink:href="#__RefHeading___Toc1657_3709866927" text:style-name="Index_20_Link" text:visited-style-name="Index_20_Link">1.Постановка задачи<text:tab/>3</text:a></text:p>
          <text:p text:style-name="P25"><text:a xlink:type="simple" xlink:href="#__RefHeading___Toc1659_3709866927" text:style-name="Index_20_Link" text:visited-style-name="Index_20_Link">2.Структура программы<text:tab/>3</text:a></text:p>
          <text:p text:style-name="P25"><text:a xlink:type="simple" xlink:href="#__RefHeading___Toc1661_3709866927" text:style-name="Index_20_Link" text:visited-style-name="Index_20_Link">3.Описание программы<text:tab/>3</text:a></text:p>
          <text:p text:style-name="P25"><text:a xlink:type="simple" xlink:href="#__RefHeading___Toc1663_3709866927" text:style-name="Index_20_Link" text:visited-style-name="Index_20_Link">4.Листинг программы<text:tab/>5</text:a></text:p>
          <text:p text:style-name="P25"><text:a xlink:type="simple" xlink:href="#__RefHeading___Toc1665_3709866927" text:style-name="Index_20_Link" text:visited-style-name="Index_20_Link">5.Результат работы<text:tab/>10</text:a></text:p>
          <text:p text:style-name="P25"><text:a xlink:type="simple" xlink:href="#__RefHeading___Toc1667_3709866927" text:style-name="Index_20_Link" text:visited-style-name="Index_20_Link">6.Вывод<text:tab/>11</text:a></text:p>
          <text:p text:style-name="P25"><text:a xlink:type="simple" xlink:href="#__RefHeading___Toc3862_3843017598" text:style-name="Index_20_Link" text:visited-style-name="Index_20_Link">7.Вызов Strace<text:tab/>11</text:a></text:p>
        </text:index-body>
      </text:table-of-content>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p text:style-name="P19"/>
      <text:p text:style-name="P19"/>
      <text:p text:style-name="P19"/>
      <text:p text:style-name="P19"/>
      <text:h text:style-name="P29" text:outline-level="1"/>
      <text:p text:style-name="P19"/>
      <text:h text:style-name="P29" text:outline-level="1"><text:soft-page-break/></text:h>
      <text:h text:style-name="P30" text:outline-level="1"><text:bookmark-start text:name="__RefHeading___Toc1657_3709866927"/><text:span text:style-name="T9">1.</text:span>Постановка задачи<text:bookmark-end text:name="__RefHeading___Toc1657_3709866927"/></text:h>
      <text:p text:style-name="P23">Вариант № 14:</text:p>
      <text:p text:style-name="P1"><text:tab/>Составить программу на языке Си, обрабатывающую данные в многопоточном режиме. При обработки использовать стандартные средства создания потоков операционной системы (Windows/Unix). При создании необходимо предусмотреть ключи, которые позволяли бы задать максимальное количество потоков, используемое программой. При возможности необходимо использовать максимальное количество возможных потоков. Ограничение потоков может быть задано или ключом запуска вашей программы, или алгоритмом. <text:span text:style-name="T12">Рассчитать определитель матрицы.</text:span></text:p>
      <text:h text:style-name="P31" text:outline-level="1"><text:bookmark-start text:name="__RefHeading___Toc1659_3709866927"/>2.Структура программы<text:bookmark-end text:name="__RefHeading___Toc1659_3709866927"/></text:h>
      <text:p text:style-name="P23">В данной работе в моя программа состоит из двух файлов:</text:p>
      <text:p text:style-name="P23">1. main.c</text:p>
      <text:p text:style-name="P23">2. Makefile</text:p>
      <text:p text:style-name="P24">Также в моей программе используются такие системные вызовы: <text:span text:style-name="T25">pthread_create, pthread_join.</text:span></text:p>
      <text:h text:style-name="P31" text:outline-level="1"><text:bookmark-start text:name="__RefHeading___Toc1661_3709866927"/>3.Описание программы<text:bookmark-end text:name="__RefHeading___Toc1661_3709866927"/></text:h>
      <text:p text:style-name="P17"><text:span text:style-name="T19"><text:tab/></text:span><text:span text:style-name="T22">Создание потока происходит с помощью функции </text:span><text:span text:style-name="T23">pthread_create(pthread_t *tid, const pthread_attr_t *attr, void*(*function)(void*), void* arg)</text:span><text:span text:style-name="T22">. Функция </text:span><text:span text:style-name="T23">pthread_join</text:span><text:span text:style-name="T24">(pthread_t *tid, const pthread_attr_t *attr)</text:span><text:span text:style-name="T22"> ожидает завершения потока thread. Второй параметр этой функции — результат, возвращаемый потоком.</text:span></text:p>
      <text:p text:style-name="P21"><text:soft-page-break/><text:span text:style-name="T19"><text:tab/></text:span><text:span text:style-name="T20">Моя программа высчитывает определитель матрицы многопоточно, методом Гаусса(приведение к треугольному виду). Для начала программа запускается с ключом то есть ./a.out 15, где 15 количество используемых потоков, также стало известно, что</text:span><text:span text:style-name="T21">,</text:span><text:span text:style-name="T20"> максимум потоков на моем компьютере не должен превышать 8949. </text:span><text:span text:style-name="T21">После запуска матрица стандартно считывается с потока данных, а потом запускается цикл с условием </text:span><text:span text:style-name="T18">while(size_of_amount &gt; 1)</text:span><text:span text:style-name="T21">, <text:s/>где size_of_amount - количество операций, для привидения матрицы к треугольному виду. После запуска цикла, встречается функция <text:s/>swap(threadData). Данная функция проверяет,является ли наш i-тый столбец 0, если да, то цикл прекращается и детерминант = 0. Если проверка прошла успешно, то дальше встречаются два условия.</text:span></text:p>
      <text:list xml:id="list1427581423" text:style-name="L1">
        <text:list-item>
          <text:p text:style-name="P27">Если количество возможных используемых потоков, больше количества операций на данном этапе.</text:p>
        </text:list-item>
        <text:list-item>
          <text:p text:style-name="P27">Если количество возможных используемых потоков, меньше количества операций на данном этапе.</text:p>
        </text:list-item>
      </text:list>
      <text:p text:style-name="P22"><text:span text:style-name="T13">Дальше в зависимости от ситуации запускается системный вызов pthread_create(&amp;threads[amount_thr], NULL, Operation, &amp;new_data[amount_thr]); - где <text:s/></text:span><text:span text:style-name="T14">Передается структура new_data которая содержит индекс строки, которую надо обнулить и индекс строки, относительно которой обнуляется и также ссылку на массив. В функции Operation, строка обнуляется. Похожий принцип работы во втором условии,но, есть одно отличие: там запускается возможное количество потоков,затем они завершаются и снова запускаются пока количество операций в данном условии не зайдет за пределы переменной size_of_amount. Также в функции Operation, если будет обрабатываться структура с передаваемой строкой превыщающей размеры массива, то функция <text:s/>Operation вернет NULL. </text:span><text:span text:style-name="T15">Затем элементы на главной диагонали перемножаются. Полученное произведение является детерминантом матрицы.</text:span></text:p>
      <text:h text:style-name="P31" text:outline-level="1"><text:bookmark-start text:name="__RefHeading___Toc1663_3709866927"/><text:soft-page-break/>4.Листинг программы<text:bookmark-end text:name="__RefHeading___Toc1663_3709866927"/></text:h>
      <text:p text:style-name="P18">//<text:span text:style-name="T10">main.cpp</text:span></text:p>
      <text:p text:style-name="P20">#include &lt;pthread.h&gt;</text:p>
      <text:p text:style-name="P20">#include &lt;stdlib.h&gt;</text:p>
      <text:p text:style-name="P20">#include &lt;stdbool.h&gt;</text:p>
      <text:p text:style-name="P20">#include &lt;mcheck.h&gt;</text:p>
      <text:p text:style-name="P20">#include &lt;stdio.h&gt;</text:p>
      <text:p text:style-name="P20">#define max_thr 8949</text:p>
      <text:p text:style-name="P20"/>
      <text:p text:style-name="P20"/>
      <text:p text:style-name="P20">typedef struct{</text:p>
      <text:p text:style-name="P20"><text:tab/>double** array;</text:p>
      <text:p text:style-name="P20"><text:tab/>int number_str;</text:p>
      <text:p text:style-name="P20"><text:tab/>int position;</text:p>
      <text:p text:style-name="P20"><text:s text:c="4"/>int size_m;</text:p>
      <text:p text:style-name="P20">} pthrData;</text:p>
      <text:p text:style-name="P20"/>
      <text:p text:style-name="P20"/>
      <text:p text:style-name="P20">bool swap(pthrData *data) {</text:p>
      <text:p text:style-name="P20"><text:s text:c="4"/>if(data-&gt;array[data-&gt;number_str][data-&gt;number_str] == 0) {</text:p>
      <text:p text:style-name="P20"><text:s text:c="8"/>int i = data-&gt;number_str;</text:p>
      <text:p text:style-name="P20"><text:s text:c="8"/>while(i &lt; data-&gt;size_m) {</text:p>
      <text:p text:style-name="P20"><text:s text:c="12"/>if(data-&gt;array[i][data-&gt;number_str] != 0) {</text:p>
      <text:p text:style-name="P20"><text:s text:c="16"/>double v;</text:p>
      <text:p text:style-name="P20"><text:s text:c="16"/>for(int index = data-&gt;number_str; index &lt; data-&gt;size_m; index++) {</text:p>
      <text:p text:style-name="P20"><text:s text:c="20"/>v = data-&gt;array[i][index];</text:p>
      <text:p text:style-name="P20"><text:s text:c="20"/>data-&gt;array[i][index] = data-&gt;array[data-&gt;number_str][index];</text:p>
      <text:p text:style-name="P20"><text:s text:c="20"/>data-&gt;array[data-&gt;number_str][index] = v; <text:s/></text:p>
      <text:p text:style-name="P20"><text:s text:c="16"/>}</text:p>
      <text:p text:style-name="P20"><text:s text:c="16"/>return true;</text:p>
      <text:p text:style-name="P20"><text:s text:c="12"/>}</text:p>
      <text:p text:style-name="P20"><text:s text:c="8"/>i++;</text:p>
      <text:p text:style-name="P20"><text:soft-page-break/><text:s text:c="8"/>}</text:p>
      <text:p text:style-name="P20"><text:s text:c="4"/>} else {</text:p>
      <text:p text:style-name="P20"><text:s text:c="8"/>return true;</text:p>
      <text:p text:style-name="P20"><text:s text:c="4"/>}</text:p>
      <text:p text:style-name="P20"><text:s text:c="4"/>return false;</text:p>
      <text:p text:style-name="P20">}</text:p>
      <text:p text:style-name="P20"/>
      <text:p text:style-name="P20"/>
      <text:p text:style-name="P20">pthrData get_new_data(pthrData *data,int j) {</text:p>
      <text:p text:style-name="P20"><text:s text:c="4"/>pthrData new_data;</text:p>
      <text:p text:style-name="P20"><text:s text:c="4"/>new_data.array = data-&gt;array;</text:p>
      <text:p text:style-name="P20"><text:tab/>new_data.number_str = data-&gt;number_str;</text:p>
      <text:p text:style-name="P20"><text:tab/>new_data.position = j;</text:p>
      <text:p text:style-name="P20"><text:s text:c="4"/>new_data.size_m = data-&gt;size_m;</text:p>
      <text:p text:style-name="P20"><text:tab/>return new_data;</text:p>
      <text:p text:style-name="P20">}</text:p>
      <text:p text:style-name="P20"/>
      <text:p text:style-name="P20"/>
      <text:p text:style-name="P20">void* Operation(void* thread_data){</text:p>
      <text:p text:style-name="P20"><text:tab/>pthrData *data = (pthrData*)thread_data;</text:p>
      <text:p text:style-name="P20"><text:s text:c="4"/>if(data-&gt;position &gt;= data-&gt;size_m) {</text:p>
      <text:p text:style-name="P20"><text:s text:c="8"/>return NULL;</text:p>
      <text:p text:style-name="P20"><text:s text:c="4"/>}</text:p>
      <text:p text:style-name="P20"><text:s text:c="4"/>double x = -1 * data-&gt;array[data-&gt;position][data-&gt;number_str] / data-&gt;array[data-&gt;number_str][data-&gt;number_str];</text:p>
      <text:p text:style-name="P20"><text:s text:c="4"/>for(int index = data-&gt;number_str;index &lt; data-&gt;size_m; index++) {</text:p>
      <text:p text:style-name="P20"><text:s text:c="8"/>data-&gt;array[data-&gt;position][index] = data-&gt;array[data-&gt;position][index] + x * data-&gt;array[data-&gt;number_str][index];</text:p>
      <text:p text:style-name="P20"><text:s text:c="4"/>}</text:p>
      <text:p text:style-name="P20"><text:s text:c="4"/>return NULL;</text:p>
      <text:p text:style-name="P20">}</text:p>
      <text:p text:style-name="P20"/>
      <text:p text:style-name="P20"/>
      <text:p text:style-name="P20">int main(int argc, char **argv){</text:p>
      <text:p text:style-name="P20"><text:soft-page-break/><text:tab/>if (argc != 2) {</text:p>
      <text:p text:style-name="P20"><text:tab/><text:tab/>printf("Error\n");</text:p>
      <text:p text:style-name="P20"><text:tab/><text:tab/>return 0;</text:p>
      <text:p text:style-name="P20"><text:tab/>}</text:p>
      <text:p text:style-name="P20"><text:tab/>int n = atoi(argv[1]);</text:p>
      <text:p text:style-name="P20"><text:tab/>int size;</text:p>
      <text:p text:style-name="P20"><text:tab/>scanf("%d", &amp;size);</text:p>
      <text:p text:style-name="P20"><text:tab/>if(n &gt; max_thr) {</text:p>
      <text:p text:style-name="P20"><text:tab/><text:tab/>printf("max of threads = 8949\n");</text:p>
      <text:p text:style-name="P20"><text:tab/><text:tab/>n = max_thr;</text:p>
      <text:p text:style-name="P20"><text:s text:c="4"/>}</text:p>
      <text:p text:style-name="P20"><text:tab/>double **matrix = (double **)malloc(sizeof(double *) * size);</text:p>
      <text:p text:style-name="P20"><text:tab/>for(int i = 0; i &lt; size; i++) {</text:p>
      <text:p text:style-name="P20"><text:tab/><text:tab/>matrix[i] = (double *)malloc(sizeof(double) * size);</text:p>
      <text:p text:style-name="P20"><text:tab/>}</text:p>
      <text:p text:style-name="P20"><text:tab/>for(int i = 0; i &lt; size; i++){ </text:p>
      <text:p text:style-name="P20"><text:tab/><text:tab/>for(int j = 0; j &lt; size; j++){</text:p>
      <text:p text:style-name="P20"><text:tab/><text:tab/><text:tab/>double value;</text:p>
      <text:p text:style-name="P20"><text:tab/><text:tab/><text:tab/>scanf("%lf", &amp;value);</text:p>
      <text:p text:style-name="P20"><text:tab/><text:tab/><text:tab/>matrix[i][j] = value;</text:p>
      <text:p text:style-name="P20"><text:tab/><text:tab/>}</text:p>
      <text:p text:style-name="P20"><text:tab/>}</text:p>
      <text:p text:style-name="P20"><text:s text:c="4"/>pthread_t* threads = (pthread_t*) malloc(sizeof(pthread_t) * n);</text:p>
      <text:p text:style-name="P20"><text:tab/>pthrData* threadData = (pthrData*)malloc(sizeof(pthrData));</text:p>
      <text:p text:style-name="P20"><text:tab/>threadData-&gt;array = matrix;</text:p>
      <text:p text:style-name="P20"><text:tab/>threadData-&gt;number_str = 0;</text:p>
      <text:p text:style-name="P20"><text:tab/>threadData-&gt;position = 0;</text:p>
      <text:p text:style-name="P20"><text:s text:c="4"/>threadData-&gt;size_m = size;</text:p>
      <text:p text:style-name="P20"><text:s text:c="4"/>int size_of_amount = size;</text:p>
      <text:p text:style-name="P20"><text:s text:c="4"/>bool ind = true;</text:p>
      <text:p text:style-name="P20"><text:s text:c="4"/>int amount_thr = 0;</text:p>
      <text:p text:style-name="P20"><text:s text:c="4"/>while(size_of_amount &gt; 1) {</text:p>
      <text:p text:style-name="P20"><text:s text:c="8"/>if(swap(threadData) == false) {</text:p>
      <text:p text:style-name="P20"><text:s text:c="12"/>ind = false;</text:p>
      <text:p text:style-name="P20"><text:soft-page-break/><text:s text:c="12"/>printf("Determinant = 0\n");</text:p>
      <text:p text:style-name="P20"><text:s text:c="12"/>break;</text:p>
      <text:p text:style-name="P20"><text:s text:c="8"/>}</text:p>
      <text:p text:style-name="P20"><text:s text:c="8"/>if(n &gt;= size_of_amount - 1) {</text:p>
      <text:p text:style-name="P20"><text:s text:c="12"/>pthrData* new_data = (pthrData*)malloc(sizeof(pthrData) * size_of_amount - 1);</text:p>
      <text:p text:style-name="P20"><text:s text:c="12"/>for(int index = threadData-&gt;position + 1; index &lt; size; index++) {</text:p>
      <text:p text:style-name="P20"><text:s text:c="16"/>new_data[amount_thr] = get_new_data(threadData,index);</text:p>
      <text:p text:style-name="P20"><text:s text:c="16"/>pthread_create(&amp;threads[amount_thr], NULL, Operation, &amp;new_data[amount_thr]);</text:p>
      <text:p text:style-name="P20"><text:s text:c="16"/>amount_thr++;</text:p>
      <text:p text:style-name="P20"><text:s text:c="12"/>}</text:p>
      <text:p text:style-name="P20"><text:s text:c="12"/>for(int index = 0; index &lt; amount_thr; index++) {</text:p>
      <text:p text:style-name="P20"><text:s text:c="16"/>pthread_join(threads[index], NULL);</text:p>
      <text:p text:style-name="P20"><text:s text:c="12"/>}</text:p>
      <text:p text:style-name="P20"><text:s text:c="12"/>amount_thr = 0;</text:p>
      <text:p text:style-name="P20"><text:s text:c="12"/>free(new_data);</text:p>
      <text:p text:style-name="P20"><text:s text:c="8"/>} else if(n &lt; size_of_amount - 1) {</text:p>
      <text:p text:style-name="P20"><text:s text:c="12"/>bool indicator = true;</text:p>
      <text:p text:style-name="P20"><text:s text:c="12"/>int count_n = threadData-&gt;position + 1;</text:p>
      <text:p text:style-name="P20"><text:s text:c="12"/>int limit = count_n + n;</text:p>
      <text:p text:style-name="P20"><text:s text:c="12"/>pthrData* new_data = (pthrData*)malloc(sizeof(pthrData) * n);</text:p>
      <text:p text:style-name="P20"><text:s text:c="12"/>while(indicator == true) {</text:p>
      <text:p text:style-name="P20"><text:s text:c="16"/>if(limit &gt;= size) {</text:p>
      <text:p text:style-name="P20"><text:s text:c="20"/>indicator = false;</text:p>
      <text:p text:style-name="P20"><text:s text:c="16"/>}</text:p>
      <text:p text:style-name="P20"><text:s text:c="16"/>for(int index = count_n; index &lt; limit; index++) {</text:p>
      <text:p text:style-name="P20"><text:s text:c="20"/>new_data[amount_thr] = get_new_data(threadData,index);</text:p>
      <text:p text:style-name="P20"><text:s text:c="20"/>pthread_create(&amp;threads[amount_thr], NULL, Operation, &amp;new_data[amount_thr]);</text:p>
      <text:p text:style-name="P20"><text:s text:c="20"/>amount_thr++;</text:p>
      <text:p text:style-name="P20"><text:s text:c="16"/>}</text:p>
      <text:p text:style-name="P20"><text:s text:c="16"/>for(int index = 0; index &lt; amount_thr; index++) {</text:p>
      <text:p text:style-name="P20"><text:s text:c="20"/>pthread_join(threads[index], NULL);</text:p>
      <text:p text:style-name="P20"><text:s text:c="16"/>}</text:p>
      <text:p text:style-name="P20"><text:s text:c="16"/>amount_thr = 0;</text:p>
      <text:p text:style-name="P20"><text:s text:c="16"/>count_n = limit;</text:p>
      <text:p text:style-name="P20"><text:soft-page-break/><text:s text:c="16"/>limit = limit + n;</text:p>
      <text:p text:style-name="P20"><text:s text:c="12"/>}</text:p>
      <text:p text:style-name="P20"><text:s text:c="12"/>free(new_data);</text:p>
      <text:p text:style-name="P20"><text:s text:c="8"/>}</text:p>
      <text:p text:style-name="P20"><text:s text:c="8"/>threadData-&gt;position++;</text:p>
      <text:p text:style-name="P20"><text:s text:c="8"/>threadData-&gt;number_str++;</text:p>
      <text:p text:style-name="P20"><text:s text:c="8"/>size_of_amount--;</text:p>
      <text:p text:style-name="P20"><text:s text:c="4"/>}</text:p>
      <text:p text:style-name="P20"><text:s text:c="4"/>if(ind == true) {</text:p>
      <text:p text:style-name="P20"><text:s text:c="8"/>double det = 1;</text:p>
      <text:p text:style-name="P20"><text:s text:c="8"/>for(int index = 0; index &lt; threadData-&gt;size_m; index++) {</text:p>
      <text:p text:style-name="P20"><text:s text:c="12"/>if(threadData-&gt;array[index][index] == 0) {</text:p>
      <text:p text:style-name="P20"><text:s text:c="16"/>det = 0;</text:p>
      <text:p text:style-name="P20"><text:s text:c="16"/>break;</text:p>
      <text:p text:style-name="P20"><text:s text:c="12"/>}</text:p>
      <text:p text:style-name="P20"><text:s text:c="12"/>det = det * threadData-&gt;array[index][index];</text:p>
      <text:p text:style-name="P20"><text:s text:c="8"/>}</text:p>
      <text:p text:style-name="P20"><text:s text:c="8"/>printf("Determinant = %.1lf\n", det);</text:p>
      <text:p text:style-name="P20"><text:s text:c="4"/>}</text:p>
      <text:p text:style-name="P20"><text:tab/>free(threads);</text:p>
      <text:p text:style-name="P20"><text:tab/>for(int i = 0; i &lt; size; i++){</text:p>
      <text:p text:style-name="P20"><text:tab/><text:tab/>free(matrix[i]);</text:p>
      <text:p text:style-name="P20"><text:tab/>}</text:p>
      <text:p text:style-name="P20"><text:tab/>free(matrix);</text:p>
      <text:p text:style-name="P20"><text:tab/>free(threadData);</text:p>
      <text:p text:style-name="P20"><text:tab/>return 0;</text:p>
      <text:p text:style-name="P20">}</text:p>
      <text:p text:style-name="P20">//<text:span text:style-name="T10">Makefile</text:span></text:p>
      <text:p text:style-name="P20">CC = gcc</text:p>
      <text:p text:style-name="P20"/>
      <text:p text:style-name="P20">CFLAGS = -g -std=c99 -Wextra <text:s/>-pedantic -Werror </text:p>
      <text:p text:style-name="P20"/>
      <text:p text:style-name="P20">OBJ = main.o </text:p>
      <text:p text:style-name="P20"/>
      <text:p text:style-name="P20"><text:soft-page-break/>main: main.o</text:p>
      <text:p text:style-name="P20"><text:tab/>$(CC) $(CCFLAGS) -o det main.o -lpthread</text:p>
      <text:p text:style-name="P20"/>
      <text:p text:style-name="P20">main.o: main.c</text:p>
      <text:p text:style-name="P20"/>
      <text:p text:style-name="P20">clean:</text:p>
      <text:p text:style-name="P20"><text:tab/>@rm -r *.o det</text:p>
      <text:h text:style-name="P31" text:outline-level="1"><text:bookmark-start text:name="__RefHeading___Toc1665_3709866927"/>5.Результат работы<text:bookmark-end text:name="__RefHeading___Toc1665_3709866927"/></text:h>
      <text:p text:style-name="P18">nikita@nikita-HP:~/oc/lr3v14$ cat t1.txt</text:p>
      <text:p text:style-name="P20">5</text:p>
      <text:p text:style-name="P20">2 0 5 4 7</text:p>
      <text:p text:style-name="P20">1 2 4 5 0</text:p>
      <text:p text:style-name="P20">4 5 22 3 33</text:p>
      <text:p text:style-name="P20">22 11 13 45 45</text:p>
      <text:p text:style-name="P20">23 12 34 56 78 </text:p>
      <text:p text:style-name="P20"/>
      <text:p text:style-name="P20">nikita@nikita-HP:~/oc/lr3v14$ cat t2.txt</text:p>
      <text:p text:style-name="P20">4</text:p>
      <text:p text:style-name="P20"><text:s/>3 4 9 4</text:p>
      <text:p text:style-name="P20"><text:s/>2 5 9 2</text:p>
      <text:p text:style-name="P20"><text:s/>2 2 5 1</text:p>
      <text:p text:style-name="P20"><text:s/>2 2 5 1</text:p>
      <text:p text:style-name="P20"/>
      <text:p text:style-name="P20">nikita@nikita-HP:~/oc/lr3v14$ cat t3.txt</text:p>
      <text:p text:style-name="P20">3</text:p>
      <text:p text:style-name="P20"><text:s text:c="2"/>4 9 4</text:p>
      <text:p text:style-name="P20"><text:s text:c="2"/>5 9 2</text:p>
      <text:p text:style-name="P20"><text:s text:c="2"/>2 5 1</text:p>
      <text:p text:style-name="P20"/>
      <text:p text:style-name="P20">nikita@nikita-HP:~/oc/lr3v14$ make</text:p>
      <text:p text:style-name="P20">gcc -g -std=c99 -Wextra <text:s/>-pedantic -Werror <text:s text:c="3"/>-c -o main.o main.c</text:p>
      <text:p text:style-name="P20">gcc <text:s/>-o det main.o -lpthread</text:p>
      <text:p text:style-name="P20"><text:soft-page-break/>nikita@nikita-HP:~/oc/lr3v14$ ./det 15 &lt; t1.txt</text:p>
      <text:p text:style-name="P20">Determinant = -91323.0</text:p>
      <text:p text:style-name="P20">nikita@nikita-HP:~/oc/lr3v14$ ./det 2 &lt; t1.txt</text:p>
      <text:p text:style-name="P20">Determinant = -91323.0</text:p>
      <text:p text:style-name="P20">nikita@nikita-HP:~/oc/lr3v14$ ./det 2 &lt; t2.txt</text:p>
      <text:p text:style-name="P20">Determinant = 0.0</text:p>
      <text:p text:style-name="P20">nikita@nikita-HP:~/oc/lr3v14$ ./det 2 &lt; t3.txt</text:p>
      <text:p text:style-name="P20">Determinant = 15.0</text:p>
      <text:p text:style-name="P20"/>
      <text:h text:style-name="P32" text:outline-level="1"><text:bookmark-start text:name="__RefHeading___Toc1667_3709866927"/>6.Вывод<text:bookmark-end text:name="__RefHeading___Toc1667_3709866927"/></text:h>
      <text:p text:style-name="P3"><text:span text:style-name="T17">Одно из отличий потоков от процессов: <text:s/>потоки делят между собой одно адресное пространство. </text:span><text:span text:style-name="T16">Все потоки в программе разделяют некоторую память, они имеют доступ ко всем переменным в области их видимости. Это очень удобно, но также опасно: с момента параллельного запуска потока, переменные или функции могут использоваться одновременно разными потоками. Если операция не является безопасной, это может привести к неопределенному поведению (т. е. это может привести к сбою или повреждению данных).</text:span><text:span text:style-name="T17"> В данной работе детерминант матрицы считается многопоточно: матрица приводится к ступенчатому виду в мнопоточном режиме, что является одним из важных действий для нахождения детерминанта матрицы.</text:span></text:p>
      <text:h text:style-name="P33" text:outline-level="1"><text:bookmark-start text:name="__RefHeading___Toc3862_3843017598"/>7.Вызов Strace<text:bookmark-end text:name="__RefHeading___Toc3862_3843017598"/></text:h>
      <text:p text:style-name="P2">Данный вызов актуален для файла t2.txt. <text:span text:style-name="T26">Также можно заметить , что создается два потока, затем исполняются.</text:span></text:p>
      <text:p text:style-name="P2">nikita@nikita-HP:~/oc/lr3v14$ ./det 2 &lt; t2.txt</text:p>
      <text:p text:style-name="P2">Determinant = 0.0</text:p>
      <text:p text:style-name="P2">nikita@nikita-HP:~/oc/lr3v14$ strace ./det 2 &lt; t2.txt</text:p>
      <text:p text:style-name="P2">execve("./det", ["./det", "2"], 0x7ffdd5048898 /* 55 vars */) = 0</text:p>
      <text:p text:style-name="P2">brk(NULL) <text:s text:c="30"/>= 0x5618490fc000</text:p>
      <text:p text:style-name="P2">access("/etc/ld.so.nohwcap", F_OK) <text:s text:c="5"/>= -1 ENOENT (No such file or directory)</text:p>
      <text:p text:style-name="P2">access("/etc/ld.so.preload", R_OK) <text:s text:c="5"/>= -1 ENOENT (No such file or directory)</text:p>
      <text:p text:style-name="P2">openat(AT_FDCWD, "/etc/ld.so.cache", O_RDONLY|O_CLOEXEC) = 3</text:p>
      <text:p text:style-name="P2">fstat(3, {st_mode=S_IFREG|0644, st_size=96869, ...}) = 0</text:p>
      <text:p text:style-name="P2"><text:soft-page-break/>mmap(NULL, 96869, PROT_READ, MAP_PRIVATE, 3, 0) = 0x7fd50ae17000</text:p>
      <text:p text:style-name="P2">close(3) <text:s text:c="31"/>= 0</text:p>
      <text:p text:style-name="P2">access("/etc/ld.so.nohwcap", F_OK) <text:s text:c="5"/>= -1 ENOENT (No such file or directory)</text:p>
      <text:p text:style-name="P2">openat(AT_FDCWD, "/lib/x86_64-linux-gnu/libpthread.so.0", O_RDONLY|O_CLOEXEC) = 3</text:p>
      <text:p text:style-name="P2">read(3, "\177ELF\2\1\1\0\0\0\0\0\0\0\0\0\3\0&gt;\0\1\0\0\0000b\0\0\0\0\0\0"..., 832) = 832</text:p>
      <text:p text:style-name="P2">fstat(3, {st_mode=S_IFREG|0755, st_size=144976, ...}) = 0</text:p>
      <text:p text:style-name="P2">mmap(NULL, 8192, PROT_READ|PROT_WRITE, MAP_PRIVATE|MAP_ANONYMOUS, -1, 0) = 0x7fd50ae15000</text:p>
      <text:p text:style-name="P2">mmap(NULL, 2221184, PROT_READ|PROT_EXEC, MAP_PRIVATE|MAP_DENYWRITE, 3, 0) = 0x7fd50a9e9000</text:p>
      <text:p text:style-name="P2">mprotect(0x7fd50aa03000, 2093056, PROT_NONE) = 0</text:p>
      <text:p text:style-name="P2">mmap(0x7fd50ac02000, 8192, PROT_READ|PROT_WRITE, MAP_PRIVATE|MAP_FIXED|MAP_DENYWRITE, 3, 0x19000) = 0x7fd50ac02000</text:p>
      <text:p text:style-name="P2">mmap(0x7fd50ac04000, 13440, PROT_READ|PROT_WRITE, MAP_PRIVATE|MAP_FIXED|MAP_ANONYMOUS, -1, 0) = 0x7fd50ac04000</text:p>
      <text:p text:style-name="P2">close(3) <text:s text:c="31"/>= 0</text:p>
      <text:p text:style-name="P2">access("/etc/ld.so.nohwcap", F_OK) <text:s text:c="5"/>= -1 ENOENT (No such file or directory)</text:p>
      <text:p text:style-name="P2">openat(AT_FDCWD, "/lib/x86_64-linux-gnu/libc.so.6", O_RDONLY|O_CLOEXEC) = 3</text:p>
      <text:p text:style-name="P2">read(3, "\177ELF\2\1\1\3\0\0\0\0\0\0\0\0\3\0&gt;\0\1\0\0\0\260\34\2\0\0\0\0\0"..., 832) = 832</text:p>
      <text:p text:style-name="P2">fstat(3, {st_mode=S_IFREG|0755, st_size=2030544, ...}) = 0</text:p>
      <text:p text:style-name="P2">mmap(NULL, 4131552, PROT_READ|PROT_EXEC, MAP_PRIVATE|MAP_DENYWRITE, 3, 0) = 0x7fd50a5f8000</text:p>
      <text:p text:style-name="P2">mprotect(0x7fd50a7df000, 2097152, PROT_NONE) = 0</text:p>
      <text:p text:style-name="P2">mmap(0x7fd50a9df000, 24576, PROT_READ|PROT_WRITE, MAP_PRIVATE|MAP_FIXED|MAP_DENYWRITE, 3, 0x1e7000) = 0x7fd50a9df000</text:p>
      <text:p text:style-name="P2">mmap(0x7fd50a9e5000, 15072, PROT_READ|PROT_WRITE, MAP_PRIVATE|MAP_FIXED|MAP_ANONYMOUS, -1, 0) = 0x7fd50a9e5000</text:p>
      <text:p text:style-name="P2">close(3) <text:s text:c="31"/>= 0</text:p>
      <text:p text:style-name="P2">mmap(NULL, 12288, PROT_READ|PROT_WRITE, MAP_PRIVATE|MAP_ANONYMOUS, -1, 0) = 0x7fd50ae12000</text:p>
      <text:p text:style-name="P2">arch_prctl(ARCH_SET_FS, 0x7fd50ae12740) = 0</text:p>
      <text:p text:style-name="P2">mprotect(0x7fd50a9df000, 16384, PROT_READ) = 0</text:p>
      <text:p text:style-name="P2">mprotect(0x7fd50ac02000, 4096, PROT_READ) = 0</text:p>
      <text:p text:style-name="P2">mprotect(0x561848c83000, 4096, PROT_READ) = 0</text:p>
      <text:p text:style-name="P2">mprotect(0x7fd50ae2f000, 4096, PROT_READ) = 0</text:p>
      <text:p text:style-name="P2">munmap(0x7fd50ae17000, 96869) <text:s text:c="10"/>= 0</text:p>
      <text:p text:style-name="P2">set_tid_address(0x7fd50ae12a10) <text:s text:c="8"/>= 6078</text:p>
      <text:p text:style-name="P2">set_robust_list(0x7fd50ae12a20, 24) <text:s text:c="4"/>= 0</text:p>
      <text:p text:style-name="P2"><text:soft-page-break/>rt_sigaction(SIGRTMIN, {sa_handler=0x7fd50a9eecb0, sa_mask=[], sa_flags=SA_RESTORER|SA_SIGINFO, sa_restorer=0x7fd50a9fb890}, NULL, 8) = 0</text:p>
      <text:p text:style-name="P2">rt_sigaction(SIGRT_1, {sa_handler=0x7fd50a9eed50, sa_mask=[], sa_flags=SA_RESTORER|SA_RESTART|SA_SIGINFO, sa_restorer=0x7fd50a9fb890}, NULL, 8) = 0</text:p>
      <text:p text:style-name="P2">rt_sigprocmask(SIG_UNBLOCK, [RTMIN RT_1], NULL, 8) = 0</text:p>
      <text:p text:style-name="P2">prlimit64(0, RLIMIT_STACK, NULL, {rlim_cur=8192*1024, rlim_max=RLIM64_INFINITY}) = 0</text:p>
      <text:p text:style-name="P2">fstat(0, {st_mode=S_IFREG|0664, st_size=39, ...}) = 0</text:p>
      <text:p text:style-name="P2">brk(NULL) <text:s text:c="30"/>= 0x5618490fc000</text:p>
      <text:p text:style-name="P2">brk(0x56184911d000) <text:s text:c="20"/>= 0x56184911d000</text:p>
      <text:p text:style-name="P2">read(0, "4\n 3 4 9 4\n 2 5 9 2\n 2 2 5 1\n 2 "..., 4096) = 39</text:p>
      <text:p text:style-name="P2">mmap(NULL, 8392704, PROT_NONE, MAP_PRIVATE|MAP_ANONYMOUS|MAP_STACK, -1, 0) = 0x7fd509df7000</text:p>
      <text:p text:style-name="P2">mprotect(0x7fd509df8000, 8388608, PROT_READ|PROT_WRITE) = 0</text:p>
      <text:p text:style-name="P2">clone(child_stack=0x7fd50a5f6fb0, flags=CLONE_VM|CLONE_FS|CLONE_FILES|CLONE_SIGHAND|CLONE_THREAD|CLONE_SYSVSEM|CLONE_SETTLS|CLONE_PARENT_SETTID|CLONE_CHILD_CLEARTID, parent_tidptr=0x7fd50a5f79d0, tls=0x7fd50a5f7700, child_tidptr=0x7fd50a5f79d0) = 6079</text:p>
      <text:p text:style-name="P2">mmap(NULL, 8392704, PROT_NONE, MAP_PRIVATE|MAP_ANONYMOUS|MAP_STACK, -1, 0) = 0x7fd5095f6000</text:p>
      <text:p text:style-name="P2">mprotect(0x7fd5095f7000, 8388608, PROT_READ|PROT_WRITE) = 0</text:p>
      <text:p text:style-name="P2">clone(child_stack=0x7fd509df5fb0, flags=CLONE_VM|CLONE_FS|CLONE_FILES|CLONE_SIGHAND|CLONE_THREAD|CLONE_SYSVSEM|CLONE_SETTLS|CLONE_PARENT_SETTID|CLONE_CHILD_CLEARTID, parent_tidptr=0x7fd509df69d0, tls=0x7fd509df6700, child_tidptr=0x7fd509df69d0) = 6080</text:p>
      <text:p text:style-name="P2">clone(child_stack=0x7fd509df5fb0, flags=CLONE_VM|CLONE_FS|CLONE_FILES|CLONE_SIGHAND|CLONE_THREAD|CLONE_SYSVSEM|CLONE_SETTLS|CLONE_PARENT_SETTID|CLONE_CHILD_CLEARTID, parent_tidptr=0x7fd509df69d0, tls=0x7fd509df6700, child_tidptr=0x7fd509df69d0) = 6081</text:p>
      <text:p text:style-name="P2">clone(child_stack=0x7fd50a5f6fb0, flags=CLONE_VM|CLONE_FS|CLONE_FILES|CLONE_SIGHAND|CLONE_THREAD|CLONE_SYSVSEM|CLONE_SETTLS|CLONE_PARENT_SETTID|CLONE_CHILD_CLEARTID, parent_tidptr=0x7fd50a5f79d0, tls=0x7fd50a5f7700, child_tidptr=0x7fd50a5f79d0) = 6082</text:p>
      <text:p text:style-name="P2">clone(child_stack=0x7fd50a5f6fb0, flags=CLONE_VM|CLONE_FS|CLONE_FILES|CLONE_SIGHAND|CLONE_THREAD|CLONE_SYSVSEM|CLONE_SETTLS|CLONE_PARENT_SETTID|CLONE_CHILD_CLEARTID, <text:soft-page-break/>parent_tidptr=0x7fd50a5f79d0, tls=0x7fd50a5f7700, child_tidptr=0x7fd50a5f79d0) = 6083</text:p>
      <text:p text:style-name="P2">clone(child_stack=0x7fd509df5fb0, flags=CLONE_VM|CLONE_FS|CLONE_FILES|CLONE_SIGHAND|CLONE_THREAD|CLONE_SYSVSEM|CLONE_SETTLS|CLONE_PARENT_SETTID|CLONE_CHILD_CLEARTID, parent_tidptr=0x7fd509df69d0, tls=0x7fd509df6700, child_tidptr=0x7fd509df69d0) = 6084</text:p>
      <text:p text:style-name="P2">clone(child_stack=0x7fd509df5fb0, flags=CLONE_VM|CLONE_FS|CLONE_FILES|CLONE_SIGHAND|CLONE_THREAD|CLONE_SYSVSEM|CLONE_SETTLS|CLONE_PARENT_SETTID|CLONE_CHILD_CLEARTID, parent_tidptr=0x7fd509df69d0, tls=0x7fd509df6700, child_tidptr=0x7fd509df69d0) = 6085</text:p>
      <text:p text:style-name="P2">fstat(1, {st_mode=S_IFCHR|0620, st_rdev=makedev(136, 1), ...}) = 0</text:p>
      <text:p text:style-name="P2">write(1, "Determinant = 0.0\n", 18Determinant = 0.0</text:p>
      <text:p text:style-name="P2">) <text:s text:c="4"/>= 18</text:p>
      <text:p text:style-name="P2">lseek(0, -2, SEEK_CUR) <text:s text:c="17"/>= 37</text:p>
      <text:p text:style-name="P2">exit_group(0) <text:s text:c="26"/>= ?</text:p>
      <text:p text:style-name="P2">+++ exited with 0 +++</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Times New Roman" fo:font-family="'Times New Roman'" style:font-family-generic="roman" fo:font-size="18pt" fo:font-weight="normal" officeooo:rsid="000ef72e" style:font-size-asian="18pt" style:font-weight-asian="normal" style:font-size-complex="18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number text:level="1" style:num-suffix="." style:num-format="1">
        <style:list-level-properties text:list-level-position-and-space-mode="label-alignment">
          <style:list-level-label-alignment text:label-followed-by="listtab" fo:text-indent="-0.635cm" fo:margin-left="1.65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2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9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6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0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7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4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19:58:21.146521185</meta:creation-date>
    <dc:date>2019-10-23T21:03:46.499058494</dc:date>
    <meta:editing-duration>PT29M57S</meta:editing-duration>
    <meta:editing-cycles>12</meta:editing-cycles>
    <meta:generator>LibreOffice/6.0.7.3$Linux_X86_64 LibreOffice_project/00m0$Build-3</meta:generator>
    <meta:document-statistic meta:table-count="0" meta:image-count="0" meta:object-count="0" meta:page-count="14" meta:paragraph-count="292" meta:word-count="1550" meta:character-count="15185" meta:non-whitespace-character-count="12592"/>
  </office:meta>
</office:document-meta>
</file>